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2.896cm" fo:min-width="10.93cm"/>
    </style:style>
    <style:style style:name="gr2" style:family="graphic" style:parent-style-name="standard">
      <style:graphic-properties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0.639cm" fo:min-width="2.675cm"/>
    </style:style>
    <style:style style:name="gr6" style:family="graphic" style:parent-style-name="standard">
      <style:graphic-properties draw:textarea-horizontal-align="justify" draw:textarea-vertical-align="middle" draw:auto-grow-height="false" fo:min-height="1.006cm" fo:min-width="3.363cm"/>
    </style:style>
    <style:style style:name="gr7" style:family="graphic" style:parent-style-name="standard">
      <style:graphic-properties draw:textarea-horizontal-align="justify" draw:textarea-vertical-align="middle" draw:auto-grow-height="false" fo:min-height="1.995cm" fo:min-width="3.363cm"/>
    </style:style>
    <style:style style:name="gr8" style:family="graphic" style:parent-style-name="standard">
      <style:graphic-properties draw:textarea-horizontal-align="justify" draw:textarea-vertical-align="middle" draw:auto-grow-height="false" fo:min-height="1.371cm" fo:min-width="3.363cm"/>
    </style:style>
    <style:style style:name="gr9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1.02cm" fo:min-width="3.564cm"/>
    </style:style>
    <style:style style:name="gr11" style:family="graphic" style:parent-style-name="standard">
      <style:graphic-properties draw:textarea-horizontal-align="justify" draw:textarea-vertical-align="middle" draw:auto-grow-height="false" fo:min-height="1.349cm" fo:min-width="3.54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23.146cm" svg:x="5.191cm" svg:y="3.794cm">
          <text:p text:style-name="P1">System Boundry</text:p>
          <draw:enhanced-geometry svg:viewBox="0 0 21600 21600" draw:type="rectangle" draw:enhanced-path="M 0 0 L 21600 0 21600 21600 0 21600 0 0 Z N"/>
        </draw:custom-shape>
        <draw:custom-shape draw:style-name="gr2" draw:layer="layout" svg:width="7.128cm" svg:height="1.463cm" svg:x="0.477cm" svg:y="1.039cm">
          <text:p>Tax Refund Use Case</text:p>
          <draw:enhanced-geometry svg:viewBox="0 0 21600 21600" draw:glue-points="10800 0 0 10800 10800 21600 21600 10800" draw:text-areas="0 0 21600 ?f11" draw:type="paper" draw:modifiers="14113.739305485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7" draw:id="id7">
          <draw:custom-shape draw:style-name="gr3" draw:text-style-name="P1" xml:id="id1" draw:id="id1" draw:layer="layout" svg:width="1.016cm" svg:height="1.016cm" svg:x="2.143cm" svg:y="8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2" draw:id="id2" draw:layer="layout" draw:type="line" svg:x1="2.651cm" svg:y1="9.842cm" svg:x2="2.645cm" svg:y2="11.611cm" draw:start-shape="id1" draw:start-glue-point="8" svg:d="M2651 9842l-6 1769" svg:viewBox="0 0 7 1770">
            <text:p/>
          </draw:connector>
          <draw:connector draw:style-name="gr4" draw:text-style-name="P2" draw:layer="layout" draw:type="line" svg:x1="2.645cm" svg:y1="11.711cm" svg:x2="1.924cm" svg:y2="12.573cm" draw:start-shape="id2" draw:start-glue-point="3" svg:d="M2645 11711l-721 862" svg:viewBox="0 0 722 863">
            <text:p/>
          </draw:connector>
          <draw:connector draw:style-name="gr4" draw:text-style-name="P2" draw:layer="layout" draw:type="line" svg:x1="2.645cm" svg:y1="11.711cm" svg:x2="3.367cm" svg:y2="12.477cm" draw:start-shape="id2" draw:start-glue-point="3" svg:d="M2645 11711l722 766" svg:viewBox="0 0 723 767">
            <text:p/>
          </draw:connector>
          <draw:connector draw:style-name="gr4" draw:text-style-name="P2" draw:layer="layout" draw:type="line" svg:x1="2.648cm" svg:y1="10.826cm" svg:x2="3.559cm" svg:y2="10.745cm" draw:start-shape="id2" draw:start-glue-point="0" svg:d="M2648 10826l911-81" svg:viewBox="0 0 912 82">
            <text:p/>
          </draw:connector>
          <draw:connector draw:style-name="gr4" draw:text-style-name="P2" draw:layer="layout" draw:type="line" svg:x1="2.648cm" svg:y1="10.826cm" svg:x2="1.924cm" svg:y2="10.745cm" draw:start-shape="id2" draw:start-glue-point="0" svg:d="M2648 10826l-724-81" svg:viewBox="0 0 725 82">
            <text:p/>
          </draw:connector>
          <draw:custom-shape draw:style-name="gr5" draw:text-style-name="P1" draw:layer="layout" svg:width="3.175cm" svg:height="0.889cm" svg:x="1.154cm" svg:y="12.89cm">
            <text:p text:style-name="P1">Individual/</text:p>
            <text:p text:style-name="P1">Family</text:p>
            <text:p text:style-name="P1">Client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3" draw:text-style-name="P1" xml:id="id3" draw:id="id3" draw:layer="layout" svg:width="1.016cm" svg:height="1.016cm" svg:x="2.243cm" svg:y="1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4" draw:id="id4" draw:layer="layout" draw:type="line" svg:x1="2.751cm" svg:y1="16.942cm" svg:x2="2.745cm" svg:y2="18.711cm" draw:start-shape="id3" draw:start-glue-point="8" svg:d="M2751 16942l-6 1769" svg:viewBox="0 0 7 1770">
            <text:p/>
          </draw:connector>
          <draw:connector draw:style-name="gr4" draw:text-style-name="P2" draw:layer="layout" draw:type="line" svg:x1="2.745cm" svg:y1="18.811cm" svg:x2="2.024cm" svg:y2="19.673cm" draw:start-shape="id4" draw:start-glue-point="3" svg:d="M2745 18811l-721 862" svg:viewBox="0 0 722 863">
            <text:p/>
          </draw:connector>
          <draw:connector draw:style-name="gr4" draw:text-style-name="P2" draw:layer="layout" draw:type="line" svg:x1="2.745cm" svg:y1="18.811cm" svg:x2="3.467cm" svg:y2="19.577cm" draw:start-shape="id4" draw:start-glue-point="3" svg:d="M2745 18811l722 766" svg:viewBox="0 0 723 767">
            <text:p/>
          </draw:connector>
          <draw:connector draw:style-name="gr4" draw:text-style-name="P2" draw:layer="layout" draw:type="line" svg:x1="2.748cm" svg:y1="17.926cm" svg:x2="3.659cm" svg:y2="17.845cm" draw:start-shape="id4" draw:start-glue-point="0" svg:d="M2748 17926l911-81" svg:viewBox="0 0 912 82">
            <text:p/>
          </draw:connector>
          <draw:connector draw:style-name="gr4" draw:text-style-name="P2" draw:layer="layout" draw:type="line" svg:x1="2.748cm" svg:y1="17.926cm" svg:x2="2.024cm" svg:y2="17.845cm" draw:start-shape="id4" draw:start-glue-point="0" svg:d="M2748 17926l-724-81" svg:viewBox="0 0 725 82">
            <text:p/>
          </draw:connector>
          <draw:custom-shape draw:style-name="gr5" draw:text-style-name="P1" draw:layer="layout" svg:width="3.175cm" svg:height="0.889cm" svg:x="1.254cm" svg:y="19.99cm">
            <text:p text:style-name="P1">Business</text:p>
            <text:p text:style-name="P1">Client</text:p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3" draw:text-style-name="P1" xml:id="id5" draw:id="id5" draw:layer="layout" svg:width="1.016cm" svg:height="1.016cm" svg:x="18.043cm" svg:y="20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6" draw:id="id6" draw:layer="layout" draw:type="line" svg:x1="18.551cm" svg:y1="21.342cm" svg:x2="18.545cm" svg:y2="23.111cm" draw:start-shape="id5" draw:start-glue-point="8" svg:d="M18551 21342l-6 1769" svg:viewBox="0 0 7 1770">
            <text:p/>
          </draw:connector>
          <draw:connector draw:style-name="gr4" draw:text-style-name="P2" draw:layer="layout" draw:type="line" svg:x1="18.545cm" svg:y1="23.211cm" svg:x2="17.824cm" svg:y2="24.073cm" draw:start-shape="id6" draw:start-glue-point="3" svg:d="M18545 23211l-721 862" svg:viewBox="0 0 722 863">
            <text:p/>
          </draw:connector>
          <draw:connector draw:style-name="gr4" draw:text-style-name="P2" draw:layer="layout" draw:type="line" svg:x1="18.545cm" svg:y1="23.211cm" svg:x2="19.267cm" svg:y2="23.977cm" draw:start-shape="id6" draw:start-glue-point="3" svg:d="M18545 23211l722 766" svg:viewBox="0 0 723 767">
            <text:p/>
          </draw:connector>
          <draw:connector draw:style-name="gr4" draw:text-style-name="P2" draw:layer="layout" draw:type="line" svg:x1="18.548cm" svg:y1="22.326cm" svg:x2="19.459cm" svg:y2="22.245cm" draw:start-shape="id6" draw:start-glue-point="0" svg:d="M18548 22326l911-81" svg:viewBox="0 0 912 82">
            <text:p/>
          </draw:connector>
          <draw:connector draw:style-name="gr4" draw:text-style-name="P2" draw:layer="layout" draw:type="line" svg:x1="18.548cm" svg:y1="22.326cm" svg:x2="17.824cm" svg:y2="22.245cm" draw:start-shape="id6" draw:start-glue-point="0" svg:d="M18548 22326l-724-81" svg:viewBox="0 0 725 82">
            <text:p/>
          </draw:connector>
          <draw:custom-shape draw:style-name="gr5" draw:text-style-name="P1" draw:layer="layout" svg:width="3.175cm" svg:height="0.889cm" svg:x="17.054cm" svg:y="24.39cm">
            <text:p text:style-name="P1">Government</text:p>
            <text:p text:style-name="P1">Employee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8" draw:id="id8" draw:layer="layout" svg:width="5.461cm" svg:height="1.776cm" svg:x="8.004cm" svg:y="11.873cm">
          <text:p text:style-name="P1">Receive Ref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" draw:id="id15" draw:layer="layout" svg:width="5.461cm" svg:height="3.175cm" svg:x="8.431cm" svg:y="16.19cm">
          <text:p text:style-name="P1">Recive Deposit</text:p>
          <text:p text:style-name="P1">Info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4.329cm" svg:y1="11.302cm" svg:x2="8.004cm" svg:y2="12.761cm" draw:start-shape="id7" draw:start-glue-point="1" draw:end-shape="id8" draw:end-glue-point="6" svg:d="M4329 11302l3675 1459" svg:viewBox="0 0 3676 1460">
          <text:p/>
        </draw:connector>
        <draw:connector draw:style-name="gr4" draw:text-style-name="P2" draw:layer="layout" draw:type="line" svg:x1="4.429cm" svg:y1="18.402cm" svg:x2="8.803cm" svg:y2="13.389cm" draw:start-shape="id9" draw:start-glue-point="1" draw:end-shape="id8" draw:end-glue-point="7" svg:d="M4429 18402l4374-5013" svg:viewBox="0 0 4375 5014">
          <text:p/>
        </draw:connector>
        <draw:custom-shape draw:style-name="gr8" draw:text-style-name="P1" xml:id="id10" draw:id="id10" draw:layer="layout" svg:width="5.461cm" svg:height="2.291cm" svg:x="10.979cm" svg:y="6.78cm">
          <text:p text:style-name="P1">Direct Deposit</text:p>
          <text:p text:style-name="P1">Ref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3.71cm" svg:y1="9.071cm" svg:x2="12.666cm" svg:y2="12.133cm" draw:start-shape="id10" draw:start-glue-point="8" draw:end-shape="id8" draw:end-glue-point="11" svg:d="M13710 9071l-1044 3062" svg:viewBox="0 0 1045 3063">
          <text:p/>
        </draw:connector>
        <draw:custom-shape draw:style-name="gr10" draw:text-style-name="P3" draw:layer="layout" svg:width="4.064cm" svg:height="1.27cm" svg:x="13.233cm" svg:y="10.42cm">
          <text:p text:style-name="P3"><text:span text:style-name="T1">&lt;&lt;extends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5.461cm" svg:height="2.291cm" svg:x="5.604cm" svg:y="4.88cm">
          <text:p text:style-name="P1">Check In Mail</text:p>
          <text:p text:style-name="P1">Ref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4.064cm" svg:height="1.27cm" svg:x="5.671cm" svg:y="9.892cm">
          <text:p text:style-name="P3"><text:span text:style-name="T1">&lt;&lt;extends&gt;&gt;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8.335cm" svg:y1="7.171cm" svg:x2="10.735cm" svg:y2="11.873cm" draw:start-shape="id11" draw:start-glue-point="8" draw:end-shape="id8" draw:end-glue-point="4" svg:d="M8335 7171l2400 4702" svg:viewBox="0 0 2401 4703">
          <text:p/>
        </draw:connector>
        <draw:custom-shape draw:style-name="gr11" draw:text-style-name="P1" xml:id="id13" draw:id="id13" draw:layer="layout" svg:width="5.718cm" svg:height="2.259cm" svg:x="8.404cm" svg:y="21.78cm">
          <text:p text:style-name="P1">Print Check </text:p>
          <text:p text:style-name="P1">To S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054cm" svg:y1="22.802cm" svg:x2="14.122cm" svg:y2="22.91cm" draw:start-shape="id12" draw:start-glue-point="3" draw:end-shape="id13" draw:end-glue-point="10" svg:d="M17054 22802l-2932 108" svg:viewBox="0 0 2933 109">
          <text:p/>
        </draw:connector>
        <draw:connector draw:style-name="gr4" draw:text-style-name="P2" draw:layer="layout" draw:type="line" svg:x1="17.254cm" svg:y1="17.278cm" svg:x2="13.892cm" svg:y2="17.778cm" draw:start-shape="id14" draw:start-glue-point="3" draw:end-shape="id15" draw:end-glue-point="10" svg:d="M17254 17278l-3362 500" svg:viewBox="0 0 3363 501">
          <text:p/>
        </draw:connector>
        <draw:g xml:id="id14" draw:id="id14">
          <draw:custom-shape draw:style-name="gr3" draw:text-style-name="P1" xml:id="id16" draw:id="id16" draw:layer="layout" svg:width="1.016cm" svg:height="1.016cm" svg:x="18.243cm" svg:y="14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17" draw:id="id17" draw:layer="layout" draw:type="line" svg:x1="18.751cm" svg:y1="15.818cm" svg:x2="18.745cm" svg:y2="17.587cm" draw:start-shape="id16" draw:start-glue-point="8" svg:d="M18751 15818l-6 1769" svg:viewBox="0 0 7 1770">
            <text:p/>
          </draw:connector>
          <draw:connector draw:style-name="gr4" draw:text-style-name="P2" draw:layer="layout" draw:type="line" svg:x1="18.745cm" svg:y1="17.687cm" svg:x2="18.024cm" svg:y2="18.549cm" draw:start-shape="id17" draw:start-glue-point="3" svg:d="M18745 17687l-721 862" svg:viewBox="0 0 722 863">
            <text:p/>
          </draw:connector>
          <draw:connector draw:style-name="gr4" draw:text-style-name="P2" draw:layer="layout" draw:type="line" svg:x1="18.745cm" svg:y1="17.687cm" svg:x2="19.467cm" svg:y2="18.453cm" draw:start-shape="id17" draw:start-glue-point="3" svg:d="M18745 17687l722 766" svg:viewBox="0 0 723 767">
            <text:p/>
          </draw:connector>
          <draw:connector draw:style-name="gr4" draw:text-style-name="P2" draw:layer="layout" draw:type="line" svg:x1="18.748cm" svg:y1="16.802cm" svg:x2="19.659cm" svg:y2="16.721cm" draw:start-shape="id17" draw:start-glue-point="0" svg:d="M18748 16802l911-81" svg:viewBox="0 0 912 82">
            <text:p/>
          </draw:connector>
          <draw:connector draw:style-name="gr4" draw:text-style-name="P2" draw:layer="layout" draw:type="line" svg:x1="18.748cm" svg:y1="16.802cm" svg:x2="18.024cm" svg:y2="16.721cm" draw:start-shape="id17" draw:start-glue-point="0" svg:d="M18748 16802l-724-81" svg:viewBox="0 0 725 82">
            <text:p/>
          </draw:connector>
          <draw:custom-shape draw:style-name="gr5" draw:text-style-name="P1" draw:layer="layout" svg:width="3.175cm" svg:height="0.889cm" svg:x="17.254cm" svg:y="18.866cm">
            <text:p text:style-name="P1">Bank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32.936206074</meta:creation-date>
    <dc:date>2018-03-01T20:49:41.570258342</dc:date>
    <meta:editing-duration>PT14M37S</meta:editing-duration>
    <meta:editing-cycles>2</meta:editing-cycles>
    <meta:generator>LibreOffice/6.0.1.1$Linux_X86_64 LibreOffice_project/00m0$Build-1</meta:generator>
    <meta:document-statistic meta:object-count="47"/>
  </office:meta>
</office:document-meta>
</file>